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921321360C21C66C.png" manifest:media-type="image/png"/>
  <manifest:file-entry manifest:full-path="Pictures/10000201000000A300000165DF57B3906EA13EA7.png" manifest:media-type="image/png"/>
  <manifest:file-entry manifest:full-path="Pictures/10000201000000A30000016595CB611E9E362F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1cda1" draw:fill-color="#f5efd4" draw:textarea-horizontal-align="justify" draw:textarea-vertical-align="middle" draw:auto-grow-height="false" fo:min-height="3.75cm" fo:min-width="2.3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66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3.016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3.96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3.13cm" fo:padding-left="0cm" fo:padding-right="0cm"/>
    </style:style>
    <style:style style:name="gr7" style:family="graphic" style:parent-style-name="objectwithoutfill">
      <style:graphic-properties svg:stroke-width="0.03cm" svg:stroke-color="#666666" draw:marker-start="Arrow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5efd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74545"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874545"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4.8cm" svg:height="4cm" svg:x="18cm" svg:y="11.371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frame draw:style-name="gr2" draw:text-style-name="P2" draw:layer="layout" svg:width="1.2cm" svg:height="2.629cm" svg:x="18cm" svg:y="12.771cm">
            <draw:image xlink:href="Pictures/10000201000000A300000165DF57B3906EA13EA7.png" xlink:type="simple" xlink:show="embed" xlink:actuate="onLoad">
              <text:p/>
            </draw:image>
          </draw:frame>
          <draw:frame draw:style-name="gr3" draw:text-style-name="P3" draw:layer="layout" svg:width="3.165cm" svg:height="1.505cm" svg:x="19.2cm" svg:y="12.727cm">
            <draw:text-box>
              <text:p><text:span text:style-name="T1">Integration</text:span></text:p>
              <text:p><text:span text:style-name="T1">Server</text:span></text:p>
            </draw:text-box>
          </draw:frame>
        </draw:g>
        <draw:g>
          <draw:frame draw:style-name="gr4" draw:text-style-name="P4" draw:layer="layout" svg:width="3.016cm" svg:height="0.806cm" svg:x="19cm" svg:y="8cm">
            <draw:text-box>
              <text:p><text:span text:style-name="T2">Buchhaltung</text:span></text:p>
            </draw:text-box>
          </draw:frame>
          <draw:frame draw:style-name="gr2" draw:text-style-name="P2" draw:layer="layout" svg:width="1.494cm" svg:height="3.273cm" svg:x="19.761cm" svg:y="4.8cm">
            <draw:image xlink:href="Pictures/10000201000000A30000016595CB611E9E362FCD.png" xlink:type="simple" xlink:show="embed" xlink:actuate="onLoad">
              <text:p/>
            </draw:image>
          </draw:frame>
        </draw:g>
        <draw:g>
          <draw:frame draw:style-name="gr5" draw:text-style-name="P4" draw:layer="layout" svg:width="3.96cm" svg:height="0.806cm" svg:x="10cm" svg:y="8cm">
            <draw:text-box>
              <text:p><text:span text:style-name="T2">Lagerverwaltung</text:span></text:p>
            </draw:text-box>
          </draw:frame>
          <draw:frame draw:style-name="gr2" draw:text-style-name="P2" draw:layer="layout" svg:width="1.494cm" svg:height="3.273cm" svg:x="11.233cm" svg:y="4.8cm">
            <draw:image xlink:href="Pictures/10000201000000A300000165921321360C21C66C.png" xlink:type="simple" xlink:show="embed" xlink:actuate="onLoad">
              <text:p/>
            </draw:image>
          </draw:frame>
        </draw:g>
        <draw:g>
          <draw:frame draw:style-name="gr6" draw:text-style-name="P4" draw:layer="layout" svg:width="3.13cm" svg:height="0.806cm" svg:x="27.055cm" svg:y="8cm">
            <draw:text-box>
              <text:p><text:span text:style-name="T2">Ticketsystem</text:span></text:p>
            </draw:text-box>
          </draw:frame>
          <draw:frame draw:style-name="gr2" draw:text-style-name="P2" draw:layer="layout" svg:width="1.494cm" svg:height="3.273cm" svg:x="27.873cm" svg:y="4.8cm">
            <draw:image xlink:href="Pictures/10000201000000A30000016595CB611E9E362FCD.png" xlink:type="simple" xlink:show="embed" xlink:actuate="onLoad">
              <text:p/>
            </draw:image>
          </draw:frame>
        </draw:g>
        <draw:line draw:style-name="gr7" draw:text-style-name="P2" draw:layer="layout" svg:x1="12cm" svg:y1="8.8cm" svg:x2="18.4cm" svg:y2="12cm">
          <text:p/>
        </draw:line>
        <draw:line draw:style-name="gr7" draw:text-style-name="P2" draw:layer="layout" svg:x1="22.4cm" svg:y1="12.2cm" svg:x2="28.6cm" svg:y2="8.8cm">
          <text:p/>
        </draw:line>
        <draw:line draw:style-name="gr7" draw:text-style-name="P2" draw:layer="layout" svg:x1="20.4cm" svg:y1="8.8cm" svg:x2="20.4cm" svg:y2="11.2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04T02:26:54.873823085</dc:date>
    <dc:creator>Dennis Schulmeister-Zimolong</dc:creator>
    <meta:editing-duration>PT35M18S</meta:editing-duration>
    <meta:editing-cycles>8</meta:editing-cycles>
    <meta:generator>LibreOffice/6.0.1.1$Linux_X86_64 LibreOffice_project/00m0$Build-1</meta:generator>
    <meta:document-statistic meta:object-count="39"/>
  </office:meta>
</office:document-meta>
</file>